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ServerSequenceMaxValueIncrementer.getSequence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ServerSequenceMaxValueIncrementer.SqlServerSequenceMaxValueIncrementer( DataSource dataSource , String incremen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ServerSequenceMaxValueIncrementer.SqlServerSequenceMaxValueIncrem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